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9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10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1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3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4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5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6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7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8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9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20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1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2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3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4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5"/>
    <style:style style:name="P50" style:family="paragraph" style:parent-style-name="Text_20_body" style:list-style-name="L26">
      <style:paragraph-properties fo:margin-top="0in" fo:margin-bottom="0in" style:contextual-spacing="false"/>
    </style:style>
    <style:style style:name="P51" style:family="paragraph" style:parent-style-name="Text_20_body" style:list-style-name="L26"/>
    <style:style style:name="T1" style:family="text">
      <style:text-properties officeooo:rsid="00051e58" fo:background-color="#ffff00" loext:char-shading-value="0"/>
    </style:style>
    <style:style style:name="T2" style:family="text">
      <style:text-properties officeooo:rsid="0005c711" fo:background-color="#ffff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"/><text:span text:style-name="T1">Features <text:s/>and <text:s/>impl</text:span><text:span text:style-name="T2">e</text:span><text:span text:style-name="T1">mentation </text:span><text:span text:style-name="T2">Details of </text:span><text:span text:style-name="T1"><text:s text:c="2"/></text:span><text:span text:style-name="T2">Restaurant <text:s/>management systems</text:span></text:p>
      <text:h text:style-name="Heading_20_1" text:outline-level="1">Restaurant Management System – Back-end Implementation</text:h>
      <text:p text:style-name="Text_20_body"/>
      <text:p text:style-name="Text_20_body">This document outlines the features, models, and endpoints required to build a comprehensive restaurant management system using <text:s/>Express.js (Node.js).</text:p>
      <text:h text:style-name="Heading_20_2" text:outline-level="2">Features</text:h>
      <text:h text:style-name="Heading_20_3" text:outline-level="3">1. User Authentication and Role Management</text:h>
      <text:list text:style-name="L1">
        <text:list-item>
          <text:p text:style-name="P1"><text:span text:style-name="Strong_20_Emphasis">Admin Panel:</text:span> Manage staff accounts with role-based permissions. </text:p>
        </text:list-item>
        <text:list-item>
          <text:p text:style-name="P1"><text:span text:style-name="Strong_20_Emphasis">Authentication:</text:span> Secure login with hashed passwords. </text:p>
        </text:list-item>
        <text:list-item>
          <text:p text:style-name="P2"><text:span text:style-name="Strong_20_Emphasis">Authorization:</text:span> Role-based access control for staff (e.g., Admin, Manager, Chef, Waiter). </text:p>
        </text:list-item>
      </text:list>
      <text:h text:style-name="Heading_20_3" text:outline-level="3">2. Menu Management</text:h>
      <text:list text:style-name="L2">
        <text:list-item>
          <text:p text:style-name="P3">CRUD operations for menu items. </text:p>
        </text:list-item>
        <text:list-item>
          <text:p text:style-name="P3">Category management (appetizers, mains, desserts, drinks). </text:p>
        </text:list-item>
        <text:list-item>
          <text:p text:style-name="P4">Special offers and discounts with expiry dates. </text:p>
        </text:list-item>
      </text:list>
      <text:h text:style-name="Heading_20_3" text:outline-level="3">3. Order Management</text:h>
      <text:list text:style-name="L3">
        <text:list-item>
          <text:p text:style-name="P5">Accept dine-in, takeaway, and delivery orders. </text:p>
        </text:list-item>
        <text:list-item>
          <text:p text:style-name="P5">Track order status (Pending, In Progress, Ready, Completed). </text:p>
        </text:list-item>
        <text:list-item>
          <text:p text:style-name="P6">Link dine-in orders to specific tables. </text:p>
        </text:list-item>
      </text:list>
      <text:h text:style-name="Heading_20_3" text:outline-level="3">4. Inventory Management</text:h>
      <text:list text:style-name="L4">
        <text:list-item>
          <text:p text:style-name="P7">Track ingredients and supplies (quantity, unit, expiry). </text:p>
        </text:list-item>
        <text:list-item>
          <text:p text:style-name="P7">Deduct inventory automatically upon order placement. </text:p>
        </text:list-item>
        <text:list-item>
          <text:p text:style-name="P8">Notifications for low-stock items. </text:p>
        </text:list-item>
      </text:list>
      <text:h text:style-name="Heading_20_3" text:outline-level="3">5. Table Management</text:h>
      <text:list text:style-name="L5">
        <text:list-item>
          <text:p text:style-name="P9">Display available, occupied, and reserved tables in real-time. </text:p>
        </text:list-item>
        <text:list-item>
          <text:p text:style-name="P9">Manage reservations and walk-ins. </text:p>
        </text:list-item>
        <text:list-item>
          <text:p text:style-name="P10">Dynamic seating for group arrangements. </text:p>
        </text:list-item>
      </text:list>
      <text:h text:style-name="Heading_20_3" text:outline-level="3">6. Reservation System</text:h>
      <text:list text:style-name="L6">
        <text:list-item>
          <text:p text:style-name="P11">Online and offline reservation management. </text:p>
        </text:list-item>
        <text:list-item>
          <text:p text:style-name="P12">Send confirmation and reminder notifications. </text:p>
        </text:list-item>
      </text:list>
      <text:h text:style-name="Heading_20_3" text:outline-level="3"><text:soft-page-break/>7. Reporting and Analytics</text:h>
      <text:list text:style-name="L7">
        <text:list-item>
          <text:p text:style-name="P13">Generate sales, inventory, and order insights. </text:p>
        </text:list-item>
        <text:list-item>
          <text:p text:style-name="P14">Analyze top-selling items and peak order times. </text:p>
        </text:list-item>
      </text:list>
      <text:h text:style-name="Heading_20_3" text:outline-level="3">8. Notification System</text:h>
      <text:list text:style-name="L8">
        <text:list-item>
          <text:p text:style-name="P15">Notify customers about order status. </text:p>
        </text:list-item>
        <text:list-item>
          <text:p text:style-name="P16">Alert staff about new orders or low inventory. </text:p>
        </text:list-item>
      </text:list>
      <text:h text:style-name="Heading_20_3" text:outline-level="3">9. Payment Integration</text:h>
      <text:list text:style-name="L9">
        <text:list-item>
          <text:p text:style-name="P17">Support multiple payment methods (cash, card, online). </text:p>
        </text:list-item>
        <text:list-item>
          <text:p text:style-name="P17">Generate and email invoices. </text:p>
        </text:list-item>
        <text:list-item>
          <text:p text:style-name="P18">Handle refunds. </text:p>
        </text:list-item>
      </text:list>
      <text:h text:style-name="Heading_20_3" text:outline-level="3">10. API Development</text:h>
      <text:list text:style-name="L10">
        <text:list-item>
          <text:p text:style-name="P19">RESTful endpoints for all features. </text:p>
        </text:list-item>
        <text:list-item>
          <text:p text:style-name="P20">Webhooks for real-time updates. </text:p>
        </text:list-item>
      </text:list>
      <text:p text:style-name="Horizontal_20_Line"/>
      <text:h text:style-name="Heading_20_2" text:outline-level="2">Models</text:h>
      <text:h text:style-name="Heading_20_3" text:outline-level="3"><text:span text:style-name="Strong_20_Emphasis">1. User</text:span></text:h>
      <text:list text:style-name="L11">
        <text:list-item>
          <text:p text:style-name="P21"><text:span text:style-name="Strong_20_Emphasis">Fields:</text:span> </text:p>
          <text:list>
            <text:list-item>
              <text:p text:style-name="P21"><text:span text:style-name="Source_20_Text">id</text:span>: Unique identifier. </text:p>
            </text:list-item>
            <text:list-item>
              <text:p text:style-name="P21"><text:span text:style-name="Source_20_Text">name</text:span>: Full name of the user. </text:p>
            </text:list-item>
            <text:list-item>
              <text:p text:style-name="P21"><text:span text:style-name="Source_20_Text">email</text:span>: Email address. </text:p>
            </text:list-item>
            <text:list-item>
              <text:p text:style-name="P21"><text:span text:style-name="Source_20_Text">password</text:span>: Hashed password. </text:p>
            </text:list-item>
            <text:list-item>
              <text:p text:style-name="P21"><text:span text:style-name="Source_20_Text">role</text:span>: User role (Admin, Manager, Chef, Waiter). </text:p>
            </text:list-item>
            <text:list-item>
              <text:p text:style-name="P22"><text:span text:style-name="Source_20_Text">created_at</text:span>, <text:span text:style-name="Source_20_Text">updated_at</text:span>: Timestamps. </text:p>
            </text:list-item>
          </text:list>
        </text:list-item>
      </text:list>
      <text:h text:style-name="Heading_20_3" text:outline-level="3"><text:span text:style-name="Strong_20_Emphasis">2. MenuItem</text:span></text:h>
      <text:list text:style-name="L12">
        <text:list-item>
          <text:p text:style-name="P23"><text:span text:style-name="Strong_20_Emphasis">Fields:</text:span> </text:p>
          <text:list>
            <text:list-item>
              <text:p text:style-name="P23"><text:span text:style-name="Source_20_Text">id</text:span>: Unique identifier. </text:p>
            </text:list-item>
            <text:list-item>
              <text:p text:style-name="P23"><text:span text:style-name="Source_20_Text">name</text:span>: Item name. </text:p>
            </text:list-item>
            <text:list-item>
              <text:p text:style-name="P23"><text:span text:style-name="Source_20_Text">description</text:span>: Item description. </text:p>
            </text:list-item>
            <text:list-item>
              <text:p text:style-name="P23"><text:span text:style-name="Source_20_Text">price</text:span>: Item price. </text:p>
            </text:list-item>
            <text:list-item>
              <text:p text:style-name="P23"><text:span text:style-name="Source_20_Text">category</text:span>: Item category. </text:p>
            </text:list-item>
            <text:list-item>
              <text:p text:style-name="P23"><text:span text:style-name="Source_20_Text">availability</text:span>: Boolean. </text:p>
            </text:list-item>
            <text:list-item>
              <text:p text:style-name="P24"><text:span text:style-name="Source_20_Text">created_at</text:span>, <text:span text:style-name="Source_20_Text">updated_at</text:span>: Timestamps. </text:p>
            </text:list-item>
          </text:list>
        </text:list-item>
      </text:list>
      <text:h text:style-name="Heading_20_3" text:outline-level="3"><text:soft-page-break/><text:span text:style-name="Strong_20_Emphasis">3. Order</text:span></text:h>
      <text:list text:style-name="L13">
        <text:list-item>
          <text:p text:style-name="P25"><text:span text:style-name="Strong_20_Emphasis">Fields:</text:span> </text:p>
          <text:list>
            <text:list-item>
              <text:p text:style-name="P25"><text:span text:style-name="Source_20_Text">id</text:span>: Unique identifier. </text:p>
            </text:list-item>
            <text:list-item>
              <text:p text:style-name="P25"><text:span text:style-name="Source_20_Text">table_number</text:span>: Associated table (if dine-in). </text:p>
            </text:list-item>
            <text:list-item>
              <text:p text:style-name="P25"><text:span text:style-name="Source_20_Text">items</text:span>: Array of <text:span text:style-name="Source_20_Text">MenuItem</text:span> IDs. </text:p>
            </text:list-item>
            <text:list-item>
              <text:p text:style-name="P25"><text:span text:style-name="Source_20_Text">status</text:span>: Order status. </text:p>
            </text:list-item>
            <text:list-item>
              <text:p text:style-name="P25"><text:span text:style-name="Source_20_Text">total_price</text:span>: Calculated total. </text:p>
            </text:list-item>
            <text:list-item>
              <text:p text:style-name="P26"><text:span text:style-name="Source_20_Text">created_at</text:span>, <text:span text:style-name="Source_20_Text">updated_at</text:span>: Timestamps. </text:p>
            </text:list-item>
          </text:list>
        </text:list-item>
      </text:list>
      <text:h text:style-name="Heading_20_3" text:outline-level="3"><text:span text:style-name="Strong_20_Emphasis">4. Inventory</text:span></text:h>
      <text:list text:style-name="L14">
        <text:list-item>
          <text:p text:style-name="P27"><text:span text:style-name="Strong_20_Emphasis">Fields:</text:span> </text:p>
          <text:list>
            <text:list-item>
              <text:p text:style-name="P27"><text:span text:style-name="Source_20_Text">id</text:span>: Unique identifier. </text:p>
            </text:list-item>
            <text:list-item>
              <text:p text:style-name="P27"><text:span text:style-name="Source_20_Text">name</text:span>: Ingredient name. </text:p>
            </text:list-item>
            <text:list-item>
              <text:p text:style-name="P27"><text:span text:style-name="Source_20_Text">quantity</text:span>: Available quantity. </text:p>
            </text:list-item>
            <text:list-item>
              <text:p text:style-name="P27"><text:span text:style-name="Source_20_Text">unit</text:span>: Unit of measurement. </text:p>
            </text:list-item>
            <text:list-item>
              <text:p text:style-name="P27"><text:span text:style-name="Source_20_Text">expiry_date</text:span>: Expiry date. </text:p>
            </text:list-item>
            <text:list-item>
              <text:p text:style-name="P28"><text:span text:style-name="Source_20_Text">created_at</text:span>, <text:span text:style-name="Source_20_Text">updated_at</text:span>: Timestamps. </text:p>
            </text:list-item>
          </text:list>
        </text:list-item>
      </text:list>
      <text:h text:style-name="Heading_20_3" text:outline-level="3"><text:span text:style-name="Strong_20_Emphasis">5. Reservation</text:span></text:h>
      <text:list text:style-name="L15">
        <text:list-item>
          <text:p text:style-name="P29"><text:span text:style-name="Strong_20_Emphasis">Fields:</text:span> </text:p>
          <text:list>
            <text:list-item>
              <text:p text:style-name="P29"><text:span text:style-name="Source_20_Text">id</text:span>: Unique identifier. </text:p>
            </text:list-item>
            <text:list-item>
              <text:p text:style-name="P29"><text:span text:style-name="Source_20_Text">customer_name</text:span>: Name of the customer. </text:p>
            </text:list-item>
            <text:list-item>
              <text:p text:style-name="P29"><text:span text:style-name="Source_20_Text">contact_info</text:span>: Customer contact information. </text:p>
            </text:list-item>
            <text:list-item>
              <text:p text:style-name="P29"><text:span text:style-name="Source_20_Text">table_number</text:span>: Reserved table number. </text:p>
            </text:list-item>
            <text:list-item>
              <text:p text:style-name="P29"><text:span text:style-name="Source_20_Text">reservation_time</text:span>: Date and time of reservation. </text:p>
            </text:list-item>
            <text:list-item>
              <text:p text:style-name="P30"><text:span text:style-name="Source_20_Text">created_at</text:span>, <text:span text:style-name="Source_20_Text">updated_at</text:span>: Timestamps. </text:p>
            </text:list-item>
          </text:list>
        </text:list-item>
      </text:list>
      <text:h text:style-name="Heading_20_3" text:outline-level="3"><text:span text:style-name="Strong_20_Emphasis">6. Payment</text:span></text:h>
      <text:list text:style-name="L16">
        <text:list-item>
          <text:p text:style-name="P31"><text:span text:style-name="Strong_20_Emphasis">Fields:</text:span> </text:p>
          <text:list>
            <text:list-item>
              <text:p text:style-name="P31"><text:span text:style-name="Source_20_Text">id</text:span>: Unique identifier. </text:p>
            </text:list-item>
            <text:list-item>
              <text:p text:style-name="P31"><text:span text:style-name="Source_20_Text">order_id</text:span>: Associated order ID. </text:p>
            </text:list-item>
            <text:list-item>
              <text:p text:style-name="P31"><text:span text:style-name="Source_20_Text">payment_method</text:span>: Cash, Card, Online. </text:p>
            </text:list-item>
            <text:list-item>
              <text:p text:style-name="P31"><text:span text:style-name="Source_20_Text">amount</text:span>: Payment amount. </text:p>
            </text:list-item>
            <text:list-item>
              <text:p text:style-name="P31"><text:span text:style-name="Source_20_Text">status</text:span>: Paid/Refunded. </text:p>
            </text:list-item>
            <text:list-item>
              <text:p text:style-name="P32"><text:span text:style-name="Source_20_Text">created_at</text:span>, <text:span text:style-name="Source_20_Text">updated_at</text:span>: Timestamps. </text:p>
            </text:list-item>
          </text:list>
        </text:list-item>
      </text:list>
      <text:p text:style-name="Horizontal_20_Line"/>
      <text:h text:style-name="Heading_20_2" text:outline-level="2"><text:soft-page-break/>Endpoints</text:h>
      <text:h text:style-name="Heading_20_3" text:outline-level="3"><text:span text:style-name="Strong_20_Emphasis">1. User Authentication</text:span></text:h>
      <text:list text:style-name="L17">
        <text:list-item>
          <text:p text:style-name="P33"><text:span text:style-name="Strong_20_Emphasis">POST /auth/register:</text:span> Register a new user. </text:p>
        </text:list-item>
        <text:list-item>
          <text:p text:style-name="P33"><text:span text:style-name="Strong_20_Emphasis">POST /auth/login:</text:span> Login and get a token. </text:p>
        </text:list-item>
        <text:list-item>
          <text:p text:style-name="P34"><text:span text:style-name="Strong_20_Emphasis">GET /auth/profile:</text:span> Get user profile. </text:p>
        </text:list-item>
      </text:list>
      <text:h text:style-name="Heading_20_3" text:outline-level="3"><text:span text:style-name="Strong_20_Emphasis">2. Menu Management</text:span></text:h>
      <text:list text:style-name="L18">
        <text:list-item>
          <text:p text:style-name="P35"><text:span text:style-name="Strong_20_Emphasis">POST /menu:</text:span> Create a new menu item. </text:p>
        </text:list-item>
        <text:list-item>
          <text:p text:style-name="P35"><text:span text:style-name="Strong_20_Emphasis">GET /menu:</text:span> List all menu items. </text:p>
        </text:list-item>
        <text:list-item>
          <text:p text:style-name="P35"><text:span text:style-name="Strong_20_Emphasis">GET /menu/:id:</text:span> Get details of a menu item. </text:p>
        </text:list-item>
        <text:list-item>
          <text:p text:style-name="P35"><text:span text:style-name="Strong_20_Emphasis">PUT /menu/:id:</text:span> Update a menu item. </text:p>
        </text:list-item>
        <text:list-item>
          <text:p text:style-name="P36"><text:span text:style-name="Strong_20_Emphasis">DELETE /menu/:id:</text:span> Delete a menu item. </text:p>
        </text:list-item>
      </text:list>
      <text:h text:style-name="Heading_20_3" text:outline-level="3"><text:span text:style-name="Strong_20_Emphasis">3. Order Management</text:span></text:h>
      <text:list text:style-name="L19">
        <text:list-item>
          <text:p text:style-name="P37"><text:span text:style-name="Strong_20_Emphasis">POST /orders:</text:span> Create a new order. </text:p>
        </text:list-item>
        <text:list-item>
          <text:p text:style-name="P37"><text:span text:style-name="Strong_20_Emphasis">GET /orders:</text:span> List all orders. </text:p>
        </text:list-item>
        <text:list-item>
          <text:p text:style-name="P37"><text:span text:style-name="Strong_20_Emphasis">GET /orders/:id:</text:span> Get order details. </text:p>
        </text:list-item>
        <text:list-item>
          <text:p text:style-name="P38"><text:span text:style-name="Strong_20_Emphasis">PUT /orders/:id/status:</text:span> Update order status. </text:p>
        </text:list-item>
      </text:list>
      <text:h text:style-name="Heading_20_3" text:outline-level="3"><text:span text:style-name="Strong_20_Emphasis">4. Inventory Management</text:span></text:h>
      <text:list text:style-name="L20">
        <text:list-item>
          <text:p text:style-name="P39"><text:span text:style-name="Strong_20_Emphasis">POST /inventory:</text:span> Add a new inventory item. </text:p>
        </text:list-item>
        <text:list-item>
          <text:p text:style-name="P39"><text:span text:style-name="Strong_20_Emphasis">GET /inventory:</text:span> List all inventory items. </text:p>
        </text:list-item>
        <text:list-item>
          <text:p text:style-name="P39"><text:span text:style-name="Strong_20_Emphasis">PUT /inventory/:id:</text:span> Update inventory details. </text:p>
        </text:list-item>
        <text:list-item>
          <text:p text:style-name="P40"><text:span text:style-name="Strong_20_Emphasis">DELETE /inventory/:id:</text:span> Delete an inventory item. </text:p>
        </text:list-item>
      </text:list>
      <text:h text:style-name="Heading_20_3" text:outline-level="3"><text:span text:style-name="Strong_20_Emphasis">5. Table Management</text:span></text:h>
      <text:list text:style-name="L21">
        <text:list-item>
          <text:p text:style-name="P41"><text:span text:style-name="Strong_20_Emphasis">GET /tables:</text:span> Get the status of all tables. </text:p>
        </text:list-item>
        <text:list-item>
          <text:p text:style-name="P42"><text:span text:style-name="Strong_20_Emphasis">PUT /tables/:id:</text:span> Update table status (available/occupied/reserved). </text:p>
        </text:list-item>
      </text:list>
      <text:h text:style-name="Heading_20_3" text:outline-level="3"><text:span text:style-name="Strong_20_Emphasis">6. Reservation System</text:span></text:h>
      <text:list text:style-name="L22">
        <text:list-item>
          <text:p text:style-name="P43"><text:span text:style-name="Strong_20_Emphasis">POST /reservations:</text:span> Create a new reservation. </text:p>
        </text:list-item>
        <text:list-item>
          <text:p text:style-name="P43"><text:span text:style-name="Strong_20_Emphasis">GET /reservations:</text:span> List all reservations. </text:p>
        </text:list-item>
        <text:list-item>
          <text:p text:style-name="P43"><text:span text:style-name="Strong_20_Emphasis">GET /reservations/:id:</text:span> Get reservation details. </text:p>
        </text:list-item>
        <text:list-item>
          <text:p text:style-name="P44"><text:span text:style-name="Strong_20_Emphasis">DELETE /reservations/:id:</text:span> Cancel a reservation. </text:p>
        </text:list-item>
      </text:list>
      <text:h text:style-name="Heading_20_3" text:outline-level="3"><text:span text:style-name="Strong_20_Emphasis">7. Reporting and Analytics</text:span></text:h>
      <text:list text:style-name="L23">
        <text:list-item>
          <text:p text:style-name="P45"><text:span text:style-name="Strong_20_Emphasis">GET /reports/sales:</text:span> Get sales report. </text:p>
        </text:list-item>
        <text:list-item>
          <text:p text:style-name="P45"><text:span text:style-name="Strong_20_Emphasis">GET /reports/inventory:</text:span> Get inventory report. </text:p>
        </text:list-item>
        <text:list-item>
          <text:p text:style-name="P46"><text:span text:style-name="Strong_20_Emphasis">GET /reports/orders:</text:span> Get order insights. </text:p>
        </text:list-item>
      </text:list>
      <text:h text:style-name="Heading_20_3" text:outline-level="3"><text:soft-page-break/><text:span text:style-name="Strong_20_Emphasis">8. Payment Integration</text:span></text:h>
      <text:list text:style-name="L24">
        <text:list-item>
          <text:p text:style-name="P47"><text:span text:style-name="Strong_20_Emphasis">POST /payments:</text:span> Process a payment. </text:p>
        </text:list-item>
        <text:list-item>
          <text:p text:style-name="P47"><text:span text:style-name="Strong_20_Emphasis">GET /payments/:id:</text:span> Get payment details. </text:p>
        </text:list-item>
        <text:list-item>
          <text:p text:style-name="P48"><text:span text:style-name="Strong_20_Emphasis">POST /payments/refund:</text:span> Process a refund. </text:p>
        </text:list-item>
      </text:list>
      <text:h text:style-name="Heading_20_3" text:outline-level="3"><text:span text:style-name="Strong_20_Emphasis">9. Notifications</text:span></text:h>
      <text:list text:style-name="L25">
        <text:list-item>
          <text:p text:style-name="P49"><text:span text:style-name="Strong_20_Emphasis">POST /notifications:</text:span> Send notifications to customers or staff. </text:p>
        </text:list-item>
      </text:list>
      <text:p text:style-name="Horizontal_20_Line"/>
      <text:h text:style-name="Heading_20_2" text:outline-level="2">Implementation Notes</text:h>
      <text:list text:style-name="L26">
        <text:list-item>
          <text:p text:style-name="P50"><text:span text:style-name="Strong_20_Emphasis">Authentication:</text:span> Use JWT for token-based authentication. </text:p>
        </text:list-item>
        <text:list-item>
          <text:p text:style-name="P50"><text:span text:style-name="Strong_20_Emphasis">Validation:</text:span> Add request validation using middleware (Express.js) or serializers (Django). </text:p>
        </text:list-item>
        <text:list-item>
          <text:p text:style-name="P50"><text:span text:style-name="Strong_20_Emphasis">Database:</text:span> Use MongoDB (with Mongoose) or PostgreSQL depending on the framework. </text:p>
        </text:list-item>
        <text:list-item>
          <text:p text:style-name="P50"><text:span text:style-name="Strong_20_Emphasis">Real-Time Updates:</text:span> Implement WebSockets (e.g., Socket.io) for real-time order updates. </text:p>
        </text:list-item>
        <text:list-item>
          <text:p text:style-name="P50"><text:span text:style-name="Strong_20_Emphasis">Testing:</text:span> Write unit and integration tests for each endpoint. </text:p>
        </text:list-item>
        <text:list-item>
          <text:p text:style-name="P51"><text:span text:style-name="Strong_20_Emphasis">Deployment:</text:span> Use Docker for containerization and deploy on cloud platforms (AWS, Azure, GCP). 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6T08:22:56.754301458</meta:creation-date>
    <meta:editing-duration>PT53S</meta:editing-duration>
    <meta:editing-cycles>2</meta:editing-cycles>
    <meta:generator>LibreOffice/24.8.3.2$Linux_X86_64 LibreOffice_project/480$Build-2</meta:generator>
    <dc:date>2025-01-06T08:23:47.554184453</dc:date>
    <meta:document-statistic meta:table-count="0" meta:image-count="0" meta:object-count="0" meta:page-count="5" meta:paragraph-count="136" meta:word-count="733" meta:character-count="4970" meta:non-whitespace-character-count="4361"/>
  </office:meta>
</office:document-meta>
</file>